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>댓글쓰기까지 함.</text:p>
      <text:p text:style-name="P11"/>
      <text:p text:style-name="P11">나중에 할 것들</text:p>
      <text:p text:style-name="P11">- 여러가지 예외처리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12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3T17:58:27.623342600</dc:date>
    <meta:editing-duration>PT19H23M23S</meta:editing-duration>
    <meta:editing-cycles>95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0" meta:word-count="140" meta:character-count="625" meta:non-whitespace-character-count="525"/>
  </office:meta>
</office:document-meta>
</file>